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h text:style-name="Heading_20_1" text:outline-level="1"><text:bookmark-start text:name="grade-calculator"/>Grade Calculator<text:bookmark-end text:name="grade-calculator"/></text:h>
      <text:p text:style-name="First_20_paragraph">This lab serves multiple goals:</text:p>
      <text:list text:style-name="L1">
        <text:list-item>
          <text:p text:style-name="P1">To have you read a high-level description of a program,</text:p>
        </text:list-item>
        <text:list-item>
          <text:p text:style-name="P1">To help you implement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2" text:outline-level="2"><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able:table-cell>
            <table:table-cell table:style-name="TableHeaderRowCell" office:value-type="string">
              <text:p text:style-name="P2">Ev</text:p>
            </table:table-cell>
            <table:table-cell table:style-name="TableHeaderRowCell" office:value-type="string">
              <text:p text:style-name="Table_20_Heading">aluation Number Points Percents</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Quizzes 4 20 10%</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Projects 2 20 10%</text:p>
          </table:table-cell>
        </table:table-row>
        <table:table-row>
          <table:table-cell table:style-name="TableRowCell" office:value-type="string">
    </table:table-cell>
          <table:table-cell table:style-name="TableRowCell" office:value-type="string">
            <text:p text:style-name="Table_20_Contents">In-</text:p>
          </table:table-cell>
          <table:table-cell table:style-name="TableRowCell" office:value-type="string">
            <text:p text:style-name="P3">cla</text:p>
          </table:table-cell>
          <table:table-cell table:style-name="TableRowCell" office:value-type="string">
            <text:p text:style-name="Table_20_Contents">ss Tests 2 100 40%</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P3">Fi</text:p>
          </table:table-cell>
          <table:table-cell table:style-name="TableRowCell" office:value-type="string">
            <text:p text:style-name="Table_20_Contents">nal Exam 1 200 40%</text:p>
          </table:table-cell>
        </table:table-row>
      </table:table>
      <text:p text:style-name="First_20_paragraph">Our goal is to write a program that asks the user for their grades obtained <text:span text:style-name="T1">so far</text:span> (it is possible that some quizzes, projects, and tests are still to be taken, or that the final has not happened yet) and computes their <text:span text:style-name="T1">current</text:span> class average.</text:p>
      <text:p text:style-name="Text_20_body">Your program can either ask the user for the number of quizzes, projects, tests, and exams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you will not need to perform any user-input validation, but your program should be flexible enough so that changing the number of quizzes, for instance, would require changing only a variable or a couple of values.</text:p>
      <text:p text:style-name="Text_20_body">An example of execution could be:</text:p>
      <text:p text:style-name="P4">For all the questions below, enter </text:p>
      <text:p text:style-name="P5"><text:s text:c="4"/>- your grade, or </text:p>
      <text:p text:style-name="P6"><text:s text:c="4"/>- "0" if you missed the evaluation, or</text:p>
      <text:p text:style-name="P7"><text:s text:c="4"/>- "-1" if that evaluation has not happened yet.</text:p>
      <text:p text:style-name="P8"/>
      <text:p text:style-name="P9">What was your grade for Quiz 1 (out of 20)?</text:p>
      <text:p text:style-name="P10">1͟6͟↵</text:p>
      <text:p text:style-name="P11">What was your grade for Quiz 2 (out of 20)?</text:p>
      <text:p text:style-name="P12">1͟4͟↵</text:p>
      <text:p text:style-name="P13">What was your grade for Quiz 3 (out of 20)?</text:p>
      <text:p text:style-name="P14">-͟1͟↵</text:p>
      <text:p text:style-name="P15">Your average for the quiz is 75.00 %.</text:p>
      <text:p text:style-name="P16">What was your grade for Project 1 (out of 20)? </text:p>
      <text:p text:style-name="P17">2͟2͟↵</text:p>
      <text:p text:style-name="P18">What was your grade for Project 2 (out of 20)? </text:p>
      <text:p text:style-name="P19">-͟1͟↵</text:p>
      <text:p text:style-name="P20">Your average for the project is 110.00 %.</text:p>
      <text:p text:style-name="P21">What was your grade for Test 1 (out of 100)? </text:p>
      <text:p text:style-name="P22">6͟6͟↵</text:p>
      <text:p text:style-name="P23">What was your grade for Test 2 (out of 100)? </text:p>
      <text:p text:style-name="P24">-͟1͟↵</text:p>
      <text:p text:style-name="P25">Your average for the tests is 66.00 %.</text:p>
      <text:p text:style-name="P26">What was your grade for the final (out of 200)?</text:p>
      <text:p text:style-name="P27">-͟1͟↵</text:p>
      <text:p text:style-name="P28">Your average so far is 74.83 %.</text:p>
      <text:h text:style-name="Heading_20_2" text:outline-level="2"><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29">Will you ask first for the number of quizzes taken, and then ask for the values, or</text:p>
        </text:list-item>
        <text:list-item>
          <text:p text:style-name="P29">Will you ask for the values, and take “-1”, for instance, as a signal that this quiz has not happened yet?</text:p>
        </text:list-item>
      </text:list>
      <text:p text:style-name="First_20_paragraph">Try to implement one or the other, without worrying about the computation at this point (just add, for instance, the value entered).</text:p>
      <text:h text:style-name="Heading_20_2" text:outline-level="2"><text:bookmark-start text:name="a-possible-solution"/>A Possible Solution<text:bookmark-end text:name="a-possible-solution"/></text:h>
      <text:h text:style-name="Heading_20_3" text:outline-level="3"><text:bookmark-start text:name="without-arrays"/>Without arrays<text:bookmark-end text:name="without-arrays"/></text:h>
      <text:p text:style-name="First_20_paragraph">You can find a possible solution to this problem in <text:a xlink:type="simple" xlink:href=".././code/projects/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3" text:outline-level="3"><text:bookmark-start text:name="with-arrays"/>With arrays<text:bookmark-end text:name="with-arrays"/></text:h>
      <text:p text:style-name="First_20_paragraph">Another solution to this problem is in <text:a xlink:type="simple" xlink:href=".././code/projects/Grade_Calculator_with_Arrays.zip" office:name=""><text:span text:style-name="Definition">Grade_Calculator_with_Arrays</text:span></text:a>. This solution is much more flexible and uses fewer variables,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